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80000009817B8A4518758FFF1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0.6042in" fo:margin-left="0.0035in" fo:margin-top="0in" fo:margin-bottom="0in" table:align="left" style:writing-mode="lr-tb"/>
    </style:style>
    <style:style style:name="Table1.A" style:family="table-column">
      <style:table-column-properties style:column-width="1.5479in"/>
    </style:style>
    <style:style style:name="Table1.B" style:family="table-column">
      <style:table-column-properties style:column-width="1.81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1576in" fo:keep-together="auto"/>
    </style:style>
    <style:style style:name="Table2" style:family="table">
      <style:table-properties style:width="10.6278in" fo:margin-left="0.0035in" fo:margin-top="0in" fo:margin-bottom="0in" table:align="left" style:writing-mode="lr-tb"/>
    </style:style>
    <style:style style:name="Table2.A" style:family="table-column">
      <style:table-column-properties style:column-width="2.441in"/>
    </style:style>
    <style:style style:name="Table2.B" style:family="table-column">
      <style:table-column-properties style:column-width="0.4333in"/>
    </style:style>
    <style:style style:name="Table2.C" style:family="table-column">
      <style:table-column-properties style:column-width="0.4326in"/>
    </style:style>
    <style:style style:name="Table2.D" style:family="table-column">
      <style:table-column-properties style:column-width="0.434in"/>
    </style:style>
    <style:style style:name="Table2.H" style:family="table-column">
      <style:table-column-properties style:column-width="1.6493in"/>
    </style:style>
    <style:style style:name="Table2.I" style:family="table-column">
      <style:table-column-properties style:column-width="3.93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6" style:family="table-row">
      <style:table-row-properties style:min-row-height="0.55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0b41a3" officeooo:paragraph-rsid="000b41a3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109f90" officeooo:paragraph-rsid="00109f9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10f4a5" officeooo:paragraph-rsid="0010f4a5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14eb7d" officeooo:paragraph-rsid="0014eb7d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18e73c" officeooo:paragraph-rsid="0018e73c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19a124" officeooo:paragraph-rsid="0019a12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2c202f" officeooo:paragraph-rsid="002c202f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309d30" officeooo:paragraph-rsid="00309d3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31d990" officeooo:paragraph-rsid="0031d99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384713" officeooo:paragraph-rsid="00384713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3ea273" officeooo:paragraph-rsid="003ea273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41bf03" officeooo:paragraph-rsid="0041bf03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58b77a" officeooo:paragraph-rsid="0058b77a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5a6858" officeooo:paragraph-rsid="005a6858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795edb" officeooo:paragraph-rsid="00795ed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7d56bf" officeooo:paragraph-rsid="007d56bf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7ede10" officeooo:paragraph-rsid="007ede1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8ac06b" officeooo:paragraph-rsid="008ac06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8d3ea9" officeooo:paragraph-rsid="008d3ea9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8e1cb1" officeooo:paragraph-rsid="008e1cb1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97408a" officeooo:paragraph-rsid="0097408a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9950ed" officeooo:paragraph-rsid="009950ed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9b267a" officeooo:paragraph-rsid="009b267a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a2c9fa" officeooo:paragraph-rsid="00a2c9fa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a7aee8" officeooo:paragraph-rsid="00a7aee8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a90d43" officeooo:paragraph-rsid="00a90d43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af1824" officeooo:paragraph-rsid="00af1824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b23141" officeooo:paragraph-rsid="00b23141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b70767" officeooo:paragraph-rsid="00b70767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18262a" officeooo:paragraph-rsid="0018262a" style:letter-kerning="false" fo:background-color="#ffff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7b0831" officeooo:paragraph-rsid="007b0831" style:letter-kerning="false" fo:background-color="#ffff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a504e0" officeooo:paragraph-rsid="00a504e0" style:letter-kerning="false" fo:background-color="#ffff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style:letter-kerning="false" fo:background-color="#ffff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183728" officeooo:paragraph-rsid="00183728" style:letter-kerning="false" fo:background-color="#ffff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3c1b72" officeooo:paragraph-rsid="003c1b72" style:letter-kerning="false" fo:background-color="#ffff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7ba514" officeooo:paragraph-rsid="007ba514" style:letter-kerning="false" fo:background-color="#ffff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a654dd" officeooo:paragraph-rsid="00a654dd" style:letter-kerning="false" fo:background-color="#ffff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b0f966" officeooo:paragraph-rsid="00b0f966" style:letter-kerning="false" fo:background-color="#ffff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97678c" officeooo:paragraph-rsid="0097678c" style:letter-kerning="false" fo:background-color="#ff00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3027f6" officeooo:paragraph-rsid="003027f6" style:letter-kerning="false" fo:background-color="#ff00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38dc44" officeooo:paragraph-rsid="0038dc44" style:letter-kerning="false" fo:background-color="#ff00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57b674" officeooo:paragraph-rsid="0057b674" style:letter-kerning="false" fo:background-color="#ff00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8b567a" officeooo:paragraph-rsid="008b567a" style:letter-kerning="false" fo:background-color="#ff00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style:letter-kerning="false" fo:background-color="#ff0000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8b567a" officeooo:paragraph-rsid="008b567a" style:letter-kerning="false" fo:background-color="#81d41a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57b674" officeooo:paragraph-rsid="0057b674" style:letter-kerning="false" fo:background-color="#81d41a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38dc44" officeooo:paragraph-rsid="0038dc44" style:letter-kerning="false" fo:background-color="#81d41a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3027f6" officeooo:paragraph-rsid="003027f6" style:letter-kerning="false" fo:background-color="#81d41a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97678c" officeooo:paragraph-rsid="0097678c" style:letter-kerning="false" fo:background-color="#81d41a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style:letter-kerning="false" fo:background-color="#81d41a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style:text-position="super 58%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3" style:family="text">
      <style:text-properties officeooo:rsid="000c4d2d"/>
    </style:style>
    <style:style style:name="T4" style:family="text">
      <style:text-properties officeooo:rsid="000e4a18"/>
    </style:style>
    <style:style style:name="T5" style:family="text">
      <style:text-properties officeooo:rsid="001c968f"/>
    </style:style>
    <style:style style:name="T6" style:family="text">
      <style:text-properties officeooo:rsid="001ccf44"/>
    </style:style>
    <style:style style:name="T7" style:family="text">
      <style:text-properties officeooo:rsid="001da496"/>
    </style:style>
    <style:style style:name="T8" style:family="text">
      <style:text-properties officeooo:rsid="002518f3"/>
    </style:style>
    <style:style style:name="T9" style:family="text">
      <style:text-properties officeooo:rsid="0027133c"/>
    </style:style>
    <style:style style:name="T10" style:family="text">
      <style:text-properties officeooo:rsid="002926ae"/>
    </style:style>
    <style:style style:name="T11" style:family="text">
      <style:text-properties officeooo:rsid="002a65c6"/>
    </style:style>
    <style:style style:name="T12" style:family="text">
      <style:text-properties officeooo:rsid="002e44ec"/>
    </style:style>
    <style:style style:name="T13" style:family="text">
      <style:text-properties officeooo:rsid="0035006e"/>
    </style:style>
    <style:style style:name="T14" style:family="text">
      <style:text-properties officeooo:rsid="003554a7"/>
    </style:style>
    <style:style style:name="T15" style:family="text">
      <style:text-properties officeooo:rsid="00401fb3"/>
    </style:style>
    <style:style style:name="T16" style:family="text">
      <style:text-properties officeooo:rsid="0044eb25"/>
    </style:style>
    <style:style style:name="T17" style:family="text">
      <style:text-properties officeooo:rsid="0047208d"/>
    </style:style>
    <style:style style:name="T18" style:family="text">
      <style:text-properties officeooo:rsid="0048ca7f"/>
    </style:style>
    <style:style style:name="T19" style:family="text">
      <style:text-properties officeooo:rsid="004b4e82"/>
    </style:style>
    <style:style style:name="T20" style:family="text">
      <style:text-properties officeooo:rsid="005148ae"/>
    </style:style>
    <style:style style:name="T21" style:family="text">
      <style:text-properties officeooo:rsid="0051f8a6"/>
    </style:style>
    <style:style style:name="T22" style:family="text">
      <style:text-properties officeooo:rsid="005279af"/>
    </style:style>
    <style:style style:name="T23" style:family="text">
      <style:text-properties officeooo:rsid="006db12d"/>
    </style:style>
    <style:style style:name="T24" style:family="text">
      <style:text-properties officeooo:rsid="006e92b5"/>
    </style:style>
    <style:style style:name="T25" style:family="text">
      <style:text-properties officeooo:rsid="00701793"/>
    </style:style>
    <style:style style:name="T26" style:family="text">
      <style:text-properties officeooo:rsid="0071c8cf"/>
    </style:style>
    <style:style style:name="T27" style:family="text">
      <style:text-properties officeooo:rsid="0071f564"/>
    </style:style>
    <style:style style:name="T28" style:family="text">
      <style:text-properties officeooo:rsid="0075e7e7"/>
    </style:style>
    <style:style style:name="T29" style:family="text">
      <style:text-properties officeooo:rsid="007673e8"/>
    </style:style>
    <style:style style:name="T30" style:family="text">
      <style:text-properties officeooo:rsid="007a1a93"/>
    </style:style>
    <style:style style:name="T31" style:family="text">
      <style:text-properties officeooo:rsid="007f1c16"/>
    </style:style>
    <style:style style:name="T32" style:family="text">
      <style:text-properties officeooo:rsid="008051c2"/>
    </style:style>
    <style:style style:name="T33" style:family="text">
      <style:text-properties officeooo:rsid="0081662e"/>
    </style:style>
    <style:style style:name="T34" style:family="text">
      <style:text-properties officeooo:rsid="0086db6a"/>
    </style:style>
    <style:style style:name="T35" style:family="text">
      <style:text-properties officeooo:rsid="0090c0dc"/>
    </style:style>
    <style:style style:name="T36" style:family="text">
      <style:text-properties officeooo:rsid="009218ab"/>
    </style:style>
    <style:style style:name="T37" style:family="text">
      <style:text-properties officeooo:rsid="009c968b"/>
    </style:style>
    <style:style style:name="T38" style:family="text">
      <style:text-properties officeooo:rsid="009e956d"/>
    </style:style>
    <style:style style:name="T39" style:family="text">
      <style:text-properties officeooo:rsid="009fb4d9"/>
    </style:style>
    <style:style style:name="T40" style:family="text">
      <style:text-properties officeooo:rsid="00a48edd"/>
    </style:style>
    <style:style style:name="T41" style:family="text">
      <style:text-properties officeooo:rsid="00ac3480"/>
    </style:style>
    <style:style style:name="T42" style:family="text">
      <style:text-properties officeooo:rsid="00b018f2"/>
    </style:style>
    <style:style style:name="T43" style:family="text">
      <style:text-properties officeooo:rsid="00b403ab"/>
    </style:style>
    <style:style style:name="T44" style:family="text">
      <style:text-properties officeooo:rsid="00b79366"/>
    </style:style>
    <style:style style:name="T45" style:family="text">
      <style:text-properties officeooo:rsid="00b95d2a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 table:number-columns-repeated="5"/>
        <table:table-row table:style-name="Table1.1">
          <table:table-cell table:style-name="Table1.A1" office:value-type="string">
            <text:p text:style-name="P1">Project Title:</text:p>
          </table:table-cell>
          <table:table-cell table:style-name="Table1.A1" table:number-columns-spanned="2" office:value-type="string">
            <text:p text:style-name="P4"><text:span text:style-name="T4">Human </text:span><text:span text:style-name="T3">Arm Tracking </text:span>Human Robot Interface</text:p>
          </table:table-cell>
          <table:covered-table-cell/>
          <table:table-cell table:style-name="Table1.A1" office:value-type="string">
            <text:p text:style-name="P1">Submission Date:</text:p>
          </table:table-cell>
          <table:table-cell table:style-name="Table1.A1" table:number-columns-spanned="2" office:value-type="string">
            <text:p text:style-name="P6"><text:bookmark text:name="_GoBack"/>16/10/25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>Student Name:</text:p>
          </table:table-cell>
          <table:table-cell table:style-name="Table1.A1" office:value-type="string">
            <text:p text:style-name="P5">Nicholas</text:p>
          </table:table-cell>
          <table:table-cell table:style-name="Table1.A1" office:value-type="string">
            <text:p text:style-name="P5">Teagu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B"/>
        <table:table-column table:style-name="Table2.H"/>
        <table:table-column table:style-name="Table2.I"/>
        <table:table-row table:style-name="Table2.1">
          <table:table-cell table:style-name="Table2.A1" table:number-rows-spanned="2" office:value-type="string">
            <text:p text:style-name="P1">Project Risk</text:p>
          </table:table-cell>
          <table:table-cell table:style-name="Table2.A1" table:number-columns-spanned="3" office:value-type="string">
            <text:p text:style-name="P1">Severity</text:p>
          </table:table-cell>
          <table:covered-table-cell/>
          <table:covered-table-cell/>
          <table:table-cell table:style-name="Table2.A1" table:number-columns-spanned="3" office:value-type="string">
            <text:p text:style-name="P1">Potential</text:p>
          </table:table-cell>
          <table:covered-table-cell/>
          <table:covered-table-cell/>
          <table:table-cell table:style-name="Table2.A1" office:value-type="string">
            <text:p text:style-name="P1">Score </text:p>
            <text:p text:style-name="P1">(Severity x Potential)</text:p>
          </table:table-cell>
          <table:table-cell table:style-name="Table2.A1" office:value-type="string">
            <text:p text:style-name="P1">Mitigation Measures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1">L</text:p>
          </table:table-cell>
          <table:table-cell table:style-name="Table2.A1" office:value-type="string">
            <text:p text:style-name="P1">M</text:p>
          </table:table-cell>
          <table:table-cell table:style-name="Table2.A1" office:value-type="string">
            <text:p text:style-name="P1">H</text:p>
          </table:table-cell>
          <table:table-cell table:style-name="Table2.A1" office:value-type="string">
            <text:p text:style-name="P1">L</text:p>
          </table:table-cell>
          <table:table-cell table:style-name="Table2.A1" office:value-type="string">
            <text:p text:style-name="P1">M</text:p>
          </table:table-cell>
          <table:table-cell table:style-name="Table2.A1" office:value-type="string">
            <text:p text:style-name="P1">H</text:p>
          </table:table-cell>
          <table:table-cell table:style-name="Table2.A1" office:value-type="string">
            <text:p text:style-name="P1">L=1, M=2, H=3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24">Robot arms are expensive</text:p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42">x</text:p>
          </table:table-cell>
          <table:table-cell table:style-name="Table2.A1" office:value-type="string">
            <text:p text:style-name="P52">x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The project is based around a simulation of a robot arm, which <text:span text:style-name="T37">decreases </text:span><text:span text:style-name="T38">financial complexity but increases technical complexity.</text:span></text:p>
          </table:table-cell>
        </table:table-row>
        <table:table-row table:style-name="Table2.1">
          <table:table-cell table:style-name="Table2.A1" office:value-type="string">
            <text:p text:style-name="P7">Simulation software <text:span text:style-name="T10">(Gazebo, Coppelia</text:span><text:span text:style-name="T11">Sim</text:span><text:span text:style-name="T10">)</text:span> learning curve</text:p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33">x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37">x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9">If using existing <text:span text:style-name="T5">simulation environments becomes too </text:span><text:span text:style-name="T6">complex to set up </text:span><text:span text:style-name="T8">or integrate to</text:span><text:span text:style-name="T6">, </text:span><text:span text:style-name="T7">I have </text:span><text:span text:style-name="T9">previous projects that I could use to create my own simulation environment.</text:span></text:p>
          </table:table-cell>
        </table:table-row>
        <table:table-row table:style-name="Table2.1">
          <table:table-cell table:style-name="Table2.A1" office:value-type="string">
            <text:p text:style-name="P10">Simulation <text:span text:style-name="T12">lag</text:span></text:p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3">x</text:p>
          </table:table-cell>
          <table:table-cell table:style-name="Table2.A1" office:value-type="string">
            <text:p text:style-name="P51">x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2">The control loop / hardware can <text:span text:style-name="T13">be made to run at a lower frequency, </text:span><text:span text:style-name="T14">leaving more processing for the simulation. </text:span></text:p>
          </table:table-cell>
        </table:table-row>
        <table:table-row table:style-name="Table2.6">
          <table:table-cell table:style-name="Table2.A1" office:value-type="string">
            <text:p text:style-name="P13">Sensor <text:span text:style-name="T39">i</text:span>ntegration <text:span text:style-name="T39">f</text:span><text:span text:style-name="T15">ailure</text:span></text:p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4">x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38">x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5">The project <text:span text:style-name="T16">plan is structured </text:span><text:span text:style-name="T17">so that tracking of one joint </text:span><text:span text:style-name="T18">is the first </text:span><text:span text:style-name="T19">milestone, </text:span><text:span text:style-name="T20">which means the scope of the </text:span><text:span text:style-name="T21">project can be determined </text:span><text:span text:style-name="T22">if/when this milestone is reached.</text:span></text:p>
          </table:table-cell>
        </table:table-row>
        <table:table-row table:style-name="Table2.1">
          <table:table-cell table:style-name="Table2.A1" office:value-type="string">
            <text:p text:style-name="P1">Sensor hardware unavailable/unaffordable</text:p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5">x</text:p>
          </table:table-cell>
          <table:table-cell table:style-name="Table2.A1" office:value-type="string">
            <text:p text:style-name="P49">x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16">3</text:p>
          </table:table-cell>
          <table:table-cell table:style-name="Table2.A1" office:value-type="string">
            <text:p text:style-name="P17">The tracking technology <text:span text:style-name="T23">will be based on a thorough analysis of </text:span><text:span text:style-name="T24">cost, availability, </text:span><text:span text:style-name="T25">and technical feasibility. </text:span><text:span text:style-name="T26">Certain options include </text:span><text:span text:style-name="T27">c</text:span><text:span text:style-name="T26">omputer </text:span><text:span text:style-name="T27">v</text:span><text:span text:style-name="T26">ision based pose estimation, </text:span><text:span text:style-name="T28">IMU rigs, </text:span><text:span text:style-name="T29">or strain gauge sensors.</text:span></text:p>
          </table:table-cell>
        </table:table-row>
        <table:table-row table:style-name="Table2.1">
          <table:table-cell table:style-name="Table2.A1" office:value-type="string">
            <text:p text:style-name="P18">University deadlines / <text:span text:style-name="T30">other course work</text:span></text:p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34">x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39">x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19">4</text:p>
          </table:table-cell>
          <table:table-cell table:style-name="Table2.A1" office:value-type="string">
            <text:p text:style-name="P20">The project plan is structured such that <text:span text:style-name="T31">most of the time consuming work (i.e. running the simulation experiments) are </text:span><text:span text:style-name="T32">done in Semester 2, where </text:span><text:span text:style-name="T33">I have extra time to dedicate </text:span><text:span text:style-name="T34">to the project.</text:span></text:p>
          </table:table-cell>
        </table:table-row>
        <table:table-row table:style-name="Table2.1">
          <table:table-cell table:style-name="Table2.A1" office:value-type="string">
            <text:p text:style-name="P21">Kinematic Mapping Complexity</text:p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6">x</text:p>
          </table:table-cell>
          <table:table-cell table:style-name="Table2.A1" office:value-type="string">
            <text:p text:style-name="P48">x</text:p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22">3</text:p>
          </table:table-cell>
          <table:table-cell table:style-name="Table2.A1" office:value-type="string">
            <text:p text:style-name="P23">The easiest solution is to <text:span text:style-name="T35">use a robot simulation </text:span><text:span text:style-name="T36">that matches the degrees of freedom that the tracking is able to achieve.</text:span></text:p>
          </table:table-cell>
        </table:table-row>
        <table:table-row table:style-name="Table2.1">
          <table:table-cell table:style-name="Table2.A1" office:value-type="string">
            <text:p text:style-name="P27">Documentation <text:span text:style-name="T40">commitment</text:span></text:p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35">x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40">x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28">4</text:p>
          </table:table-cell>
          <table:table-cell table:style-name="Table2.A1" office:value-type="string">
            <text:p text:style-name="P29">Documentation of all relevant aspects is <text:span text:style-name="T41">done at the same time as the project to </text:span></text:p>
          </table:table-cell>
        </table:table-row>
        <table:table-row table:style-name="Table2.1">
          <table:table-cell table:style-name="Table2.A1" office:value-type="string">
            <text:p text:style-name="P30">Calibration <text:span text:style-name="T42">strategies</text:span></text:p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41">x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53"/>
          </table:table-cell>
          <table:table-cell table:style-name="Table2.A1" office:value-type="string">
            <text:p text:style-name="P41">x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31">4</text:p>
          </table:table-cell>
          <table:table-cell table:style-name="Table2.A1" office:value-type="string">
            <text:p text:style-name="P32">The tracking should be completed by the winter break – <text:span text:style-name="T44">so </text:span><text:span text:style-name="T45">this academic break can be used to implement calibration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MT2" style:family="text">
      <style:text-properties style:text-position="super 58%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M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11.6929in" fo:page-height="8.2681in" style:num-format="1" style:print-orientation="landscape" fo:margin-top="0.4917in" fo:margin-bottom="0.5in" fo:margin-left="0.5in" fo:margin-right="0.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Picture 1" text:anchor-type="char" svg:x="-0.2189in" svg:y="-0.2311in" svg:width="1.6354in" svg:height="0.6925in" draw:z-index="0"><draw:image xlink:href="Pictures/10000000000001680000009817B8A4518758FFF1.jpg" xlink:type="simple" xlink:show="embed" xlink:actuate="onLoad" draw:mime-type="image/jpeg"/><draw:contour-polygon svg:width="1.6157in" svg:height="0.6693in" svg:viewBox="0 0 4104 1700" draw:points="25,0 25,1700 4129,1700 4129,0" draw:recreate-on-edit="false"/></draw:frame><text:s text:c="2"/><text:span text:style-name="MT1">RISK REGISTER FOR 3</text:span><text:span text:style-name="MT2">rd</text:span><text:span text:style-name="MT1"> YEAR PROJEC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an Cotton</meta:initial-creator>
    <meta:editing-cycles>119</meta:editing-cycles>
    <meta:creation-date>2024-04-18T12:03:00</meta:creation-date>
    <dc:date>2025-10-16T10:08:19.893000000</dc:date>
    <meta:editing-duration>PT21M17S</meta:editing-duration>
    <meta:generator>LibreOffice/7.6.0.3$Windows_X86_64 LibreOffice_project/69edd8b8ebc41d00b4de3915dc82f8f0fc3b6265</meta:generator>
    <meta:document-statistic meta:table-count="2" meta:image-count="1" meta:object-count="0" meta:page-count="1" meta:paragraph-count="66" meta:word-count="314" meta:character-count="1841" meta:non-whitespace-character-count="1587"/>
    <meta:user-defined meta:name="AppVersion">16.0000</meta:user-defined>
    <meta:user-defined meta:name="Company">University of Manchester</meta:user-defined>
    <meta:template xlink:type="simple" xlink:actuate="onRequest" xlink:title="Normal" xlink:href=""/>
  </office:meta>
</office:document-meta>
</file>